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453a0" officeooo:paragraph-rsid="002453a0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officeooo:paragraph-rsid="00321e27" style:font-size-asian="12pt" style:font-size-complex="12pt"/>
    </style:style>
    <style:style style:name="P3" style:family="paragraph" style:parent-style-name="Standard">
      <style:text-properties style:font-name="Liberation Serif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officeooo:paragraph-rsid="0050f98f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4pt" officeooo:paragraph-rsid="003e0012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officeooo:rsid="004b112b" officeooo:paragraph-rsid="004b112b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officeooo:rsid="004b112b" officeooo:paragraph-rsid="004b112b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officeooo:rsid="0058af3e" officeooo:paragraph-rsid="0058af3e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officeooo:paragraph-rsid="0065bae8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officeooo:rsid="005781b8" officeooo:paragraph-rsid="005781b8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officeooo:rsid="00528a58" officeooo:paragraph-rsid="0050fb7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5pt" officeooo:rsid="004fe9ba" officeooo:paragraph-rsid="004fe9ba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5pt" officeooo:rsid="004fe9ba" officeooo:paragraph-rsid="004fe9ba" style:font-size-asian="15pt" style:font-size-complex="15pt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2453a0" officeooo:paragraph-rsid="002453a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officeooo:rsid="002453a0" officeooo:paragraph-rsid="002453a0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officeooo:rsid="002453a0" officeooo:paragraph-rsid="0028a4ab" style:font-size-asian="14pt" style:font-size-complex="14pt"/>
    </style:style>
    <style:style style:name="P17" style:family="paragraph" style:parent-style-name="Standard">
      <style:paragraph-properties fo:text-align="end" style:justify-single-word="false"/>
      <style:text-properties fo:font-size="14pt" officeooo:rsid="002453a0" officeooo:paragraph-rsid="0028a4ab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officeooo:paragraph-rsid="003e0012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officeooo:rsid="0028a4ab" officeooo:paragraph-rsid="0028a4ab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officeooo:rsid="0028a4ab" officeooo:paragraph-rsid="003e0012" style:font-size-asian="14pt" style:font-size-complex="14pt"/>
    </style:style>
    <style:style style:name="P21" style:family="paragraph" style:parent-style-name="Standard">
      <style:paragraph-properties fo:text-align="end" style:justify-single-word="false"/>
      <style:text-properties fo:font-size="14pt" officeooo:rsid="0028a4ab" officeooo:paragraph-rsid="0028a4ab" style:font-size-asian="14pt" style:font-size-complex="14pt"/>
    </style:style>
    <style:style style:name="P22" style:family="paragraph" style:parent-style-name="Standard">
      <style:paragraph-properties fo:text-align="end" style:justify-single-word="false"/>
      <style:text-properties fo:font-size="14pt" officeooo:paragraph-rsid="0028a4ab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officeooo:rsid="003a9882" officeooo:paragraph-rsid="003a9882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officeooo:rsid="00321e27" officeooo:paragraph-rsid="00321e27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officeooo:paragraph-rsid="004b112b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Liberation Serif" fo:font-size="15pt" style:text-underline-style="none" fo:font-weight="normal" officeooo:paragraph-rsid="00321e27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Liberation Serif" fo:font-size="15pt" officeooo:rsid="004b112b" officeooo:paragraph-rsid="004b112b" style:font-size-asian="15pt" style:font-size-complex="15pt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Liberation Serif" fo:font-size="15pt" officeooo:rsid="0047ef58" officeooo:paragraph-rsid="0047ef58" style:font-size-asian="13.1000003814697pt" style:font-size-complex="15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Liberation Serif" fo:font-size="15pt" officeooo:paragraph-rsid="004fe9ba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Liberation Serif" fo:font-size="15pt" officeooo:rsid="009d1d2c" officeooo:paragraph-rsid="009f8a69" style:font-size-asian="15pt" style:font-size-complex="15pt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15pt" officeooo:rsid="009d1d2c" officeooo:paragraph-rsid="009f8a69" style:font-size-asian="15pt" style:font-size-complex="15pt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4pt" officeooo:rsid="0065bae8" officeooo:paragraph-rsid="0047ef58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4pt" officeooo:rsid="0065bae8" officeooo:paragraph-rsid="0047ef58" style:font-size-asian="14pt" style:font-size-complex="14pt"/>
    </style:style>
    <style:style style:name="T1" style:family="text">
      <style:text-properties officeooo:rsid="0028a4ab"/>
    </style:style>
    <style:style style:name="T2" style:family="text">
      <style:text-properties officeooo:rsid="00321e27"/>
    </style:style>
    <style:style style:name="T3" style:family="text">
      <style:text-properties style:text-position="33% 80%" fo:font-size="14pt" style:font-size-asian="14pt" style:font-size-complex="14pt"/>
    </style:style>
    <style:style style:name="T4" style:family="text">
      <style:text-properties style:font-name="Liberation Serif" fo:font-size="14pt" style:font-size-asian="14pt" style:font-size-complex="14pt"/>
    </style:style>
    <style:style style:name="T5" style:family="text">
      <style:text-properties style:font-name="Liberation Serif" fo:font-size="14pt" officeooo:rsid="004b112b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officeooo:rsid="004fe9ba" style:font-size-asian="15pt" style:font-size-complex="15pt"/>
    </style:style>
    <style:style style:name="T8" style:family="text">
      <style:text-properties officeooo:rsid="00577608" style:font-size-asian="15pt" style:font-size-complex="15pt"/>
    </style:style>
    <style:style style:name="T9" style:family="text">
      <style:text-properties officeooo:rsid="007b89c1"/>
    </style:style>
    <style:style style:name="T10" style:family="text">
      <style:text-properties officeooo:rsid="007c8491"/>
    </style:style>
    <style:style style:name="T11" style:family="text">
      <style:text-properties officeooo:rsid="007e95b7"/>
    </style:style>
    <style:style style:name="T12" style:family="text">
      <style:text-properties officeooo:rsid="00a4ffa9"/>
    </style:style>
    <style:style style:name="T13" style:family="text">
      <style:text-properties officeooo:rsid="00b444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Новосибирский Государственный Университет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ОТЧЕТ ПО ЛАБОРАТОРНОЙ РАБОТЕ</text:p>
      <text:p text:style-name="P15"/>
      <text:p text:style-name="P15">Курс “ЭВМ и переферийные устройства”</text:p>
      <text:p text:style-name="P15"/>
      <text:p text:style-name="P20">Лабораторная работа №<text:span text:style-name="T12">2</text:span></text:p>
      <text:p text:style-name="P18"/>
      <text:p text:style-name="P5">«<text:span text:style-name="T12">ИЗУЧЕНИЕ ОПТИМИЗИРУЕЩЕГО КОМПИЛЯТОРА</text:span>»</text:p>
      <text:p text:style-name="P19"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6"/>
      <text:p text:style-name="P17">Выполнил:</text:p>
      <text:p text:style-name="P21">Пятаев Егор, гр. 15206</text:p>
      <text:p text:style-name="P17">Преподаватель:</text:p>
      <text:p text:style-name="P22"><text:span text:style-name="T1">Городничев Максим </text:span><text:bookmark text:name="page-title"/>Александрович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3"/>
      <text:p text:style-name="P15"/>
      <text:p text:style-name="P24">Новосибирск 2016</text:p>
      <text:p text:style-name="P26"><text:span text:style-name="T2">Цели </text:span>работы</text:p>
      <text:p text:style-name="P2"/>
      <text:p text:style-name="P3">1. Изучение основных функций оптимизирующего компилятора, и некоторых примеров оптимизирующих преобразований и уровней </text:p>
      <text:p text:style-name="P3">оптимизации.</text:p>
      <text:p text:style-name="P3">2. Получение базовых навыков работы с компилятором GCC.</text:p>
      <text:p text:style-name="P3">3. Исследование влияния оптимизационных настроек компилятора GCC на время исполнения программы.</text:p>
      <text:p text:style-name="P3"/>
      <text:p text:style-name="P3"/>
      <text:p text:style-name="P6"/>
      <text:p text:style-name="P27">Вариант задания</text:p>
      <text:p text:style-name="P6"/>
      <text:p text:style-name="P25"><text:span text:style-name="T5">Алгоритм вычисления функции </text:span><text:span text:style-name="Emphasis"><text:span text:style-name="T6">e</text:span></text:span><text:span text:style-name="Emphasis"><text:span text:style-name="T3">x</text:span></text:span><text:span text:style-name="T4"> с помощью разложения в ряд Маклорена по первым N членам этого ряд</text:span><text:span text:style-name="T5">а.</text:span></text:p>
      <text:p text:style-name="P7"/>
      <text:p text:style-name="P30">Графики зависимости времени выполнения программы </text:p>
      <text:p text:style-name="P31">с различными уровнями оптимизации</text:p>
      <text:p text:style-name="P4"/>
      <text:p text:style-name="P11"/>
      <text:p text:style-name="P13"/>
      <text:p text:style-name="P29"><text:span text:style-name="T8">Л</text:span><text:span text:style-name="T7">истинг реализо</text:span>ванной программы</text:p>
      <text:p text:style-name="P12"/>
      <text:p text:style-name="P10">header.h:</text:p>
      <text:p text:style-name="P10"/>
      <text:p text:style-name="P10">#ifndef H_1</text:p>
      <text:p text:style-name="P10">#define H_1</text:p>
      <text:p text:style-name="P10">#define <text:span text:style-name="T9">BAD</text:span>_ARGS 1</text:p>
      <text:p text:style-name="P10">#include &lt;stdio.h&gt;</text:p>
      <text:p text:style-name="P10">#include &lt;stdlib.h&gt;</text:p>
      <text:p text:style-name="P10">#include &lt;time.h&gt;</text:p>
      <text:p text:style-name="P10"/>
      <text:p text:style-name="P10">double calc_ex(double, double);</text:p>
      <text:p text:style-name="P10"/>
      <text:p text:style-name="P10">#endif</text:p>
      <text:p text:style-name="P10"/>
      <text:p text:style-name="P10">calc_ex.c:</text:p>
      <text:p text:style-name="P10"/>
      <text:p text:style-name="P10">#include "header.h"</text:p>
      <text:p text:style-name="P10">double calc_ex(double n, double x) {</text:p>
      <text:p text:style-name="P10"/>
      <text:p text:style-name="P10"><text:s text:c="2"/>double ex = 1;</text:p>
      <text:p text:style-name="P10"><text:s text:c="2"/>double i;</text:p>
      <text:p text:style-name="P10"><text:s text:c="2"/>double j = 1;</text:p>
      <text:p text:style-name="P10"/>
      <text:p text:style-name="P10"><text:s text:c="2"/>/*Calculate ex*/</text:p>
      <text:p text:style-name="P10"><text:s text:c="2"/>if (x != 0) {</text:p>
      <text:p text:style-name="P10"><text:s text:c="4"/>for (i = 1; i &lt; n; i++){</text:p>
      <text:p text:style-name="P10"><text:s text:c="6"/>j*=(x/i);</text:p>
      <text:p text:style-name="P10"><text:s text:c="6"/>ex+=j;</text:p>
      <text:p text:style-name="P10"><text:s text:c="4"/>}</text:p>
      <text:p text:style-name="P10"><text:s text:c="2"/>} else return ex;</text:p>
      <text:p text:style-name="P10"/>
      <text:p text:style-name="P10"><text:s text:c="2"/>return ex;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main.c:</text:p>
      <text:p text:style-name="P10"/>
      <text:p text:style-name="P10">#include "header.h"</text:p>
      <text:p text:style-name="P10"/>
      <text:p text:style-name="P10">int main(int argc, char *argv[]) {</text:p>
      <text:p text:style-name="P10"><text:s text:c="2"/>double ex;</text:p>
      <text:p text:style-name="P10"><text:s text:c="2"/>double n;</text:p>
      <text:p text:style-name="P10"><text:s text:c="2"/>double x;</text:p>
      <text:p text:style-name="P10"><text:s text:c="2"/>struct timespec start, end;</text:p>
      <text:p text:style-name="P10"/>
      <text:p text:style-name="P10">if (argc == 3 ) {</text:p>
      <text:p text:style-name="P10"/>
      <text:p text:style-name="P10"><text:s text:c="2"/>n = atof(argv[1]);</text:p>
      <text:p text:style-name="P10"><text:s text:c="2"/>x = atof(argv[2]);</text:p>
      <text:p text:style-name="P10"/>
      <text:p text:style-name="P10"><text:s text:c="2"/>if(n &lt;= 0){</text:p>
      <text:p text:style-name="P10"><text:s text:c="4"/>printf("Enter N &gt; 0");</text:p>
      <text:p text:style-name="P10"><text:s text:c="4"/>return <text:span text:style-name="T11">BAD</text:span>_ARGS;</text:p>
      <text:p text:style-name="P10"><text:s text:c="2"/>}</text:p>
      <text:p text:style-name="P10"/>
      <text:p text:style-name="P10"><text:s text:c="2"/>clock_gettime(CLOCK_MONOTONIC_RAW, &amp;start);</text:p>
      <text:p text:style-name="P10"/>
      <text:p text:style-name="P10"><text:s text:c="2"/>ex = calc_ex(n, x);</text:p>
      <text:p text:style-name="P10"/>
      <text:p text:style-name="P10"><text:s text:c="2"/>clock_gettime(CLOCK_MONOTONIC_RAW, &amp;end);</text:p>
      <text:p text:style-name="P10"/>
      <text:p text:style-name="P10"><text:s text:c="2"/>printf("Time taken: %.10lf sec.\n",end.tv_sec-start.tv_sec+ 0.000000001*(end.tv_nsec-start.tv_nsec));</text:p>
      <text:p text:style-name="P10"/>
      <text:p text:style-name="P10"><text:s text:c="2"/>printf("e^x = %.10f\n", ex);</text:p>
      <text:p text:style-name="P10"/>
      <text:p text:style-name="P10">} else printf("<text:span text:style-name="T10">Bad arguments</text:span>");</text:p>
      <text:p text:style-name="P10"/>
      <text:p text:style-name="P10"><text:s text:c="2"/>return 0;</text:p>
      <text:p text:style-name="P10"/>
      <text:p text:style-name="P10">}</text:p>
      <text:p text:style-name="P7"/>
      <text:p text:style-name="P8">Команда компиляции: gcc main.c calc.с -o calc [-lrt] </text:p>
      <text:p text:style-name="P8"/>
      <text:p text:style-name="P8">Команда запуска: ./calc [значение N] [значение X]</text:p>
      <text:p text:style-name="P28">Выводы</text:p>
      <text:p text:style-name="P32"/>
      <text:p text:style-name="P33"><text:tab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09:08:12.714505628</meta:creation-date>
    <dc:date>2016-09-15T15:57:17.397804592</dc:date>
    <meta:editing-duration>PT3H39M11S</meta:editing-duration>
    <meta:editing-cycles>58</meta:editing-cycles>
    <meta:generator>LibreOffice/5.1.4.2$Linux_X86_64 LibreOffice_project/10m0$Build-2</meta:generator>
    <meta:document-statistic meta:table-count="0" meta:image-count="0" meta:object-count="0" meta:page-count="7" meta:paragraph-count="71" meta:word-count="237" meta:character-count="1785" meta:non-whitespace-character-count="1541"/>
  </office:meta>
</office:document-meta>
</file>